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variable-decls>
        <text:variable-decl office:value-type="float" text:name="a"/>
        <text:variable-decl office:value-type="float" text:name="b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variable-set text:name="a" office:value-type="float" office:value="1" style:data-style-name="N0">1</text:variable-set><text:variable-set text:name="b" office:value-type="float" office:value="2" style:data-style-name="N0">2</text:variable-set><text:expression text:formula="ooow:a+b" office:value-type="float" office:value="3" style:data-style-name="N0">3</text:express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8:17:24.40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" meta:word-count="1" meta:character-count="3"/>
  </office:meta>
</office:document-meta>
</file>